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in" table:align="left"/>
    </style:style>
    <style:style style:name="Table1.A" style:family="table-column">
      <style:table-column-properties style:column-width="1.3556in"/>
    </style:style>
    <style:style style:name="Table1.B" style:family="table-column">
      <style:table-column-properties style:column-width="3.844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เยี่ยมเลยครับ! เห็นว่าคุณจัดโครงสร้างโปรเจกต์ใหม่แล้วแบบนี้:</text:p>
      <text:p text:style-name="Preformatted_20_Text"><text:span text:style-name="Source_20_Text">D:\PROJECT\kornpassorn-care\</text:span></text:p>
      <text:p text:style-name="Preformatted_20_Text"><text:span text:style-name="Source_20_Text">├── webui\</text:span></text:p>
      <text:p text:style-name="P1"><text:span text:style-name="Source_20_Text">│ <text:s text:c="2"/>└── ngx-admin <text:s/>← (UI Angular frontend อยู่ตรงนี้)</text:span></text:p>
      <text:p text:style-name="Text_20_body">ตอนนี้คุณอยากจะ:</text:p>
      <text:list text:style-name="L1">
        <text:list-item>
          <text:p text:style-name="P2">เปลี่ยนชื่อ <text:span text:style-name="Source_20_Text">ngx-admin</text:span> ให้สอดคล้องกับโปรเจกต์ เช่น <text:span text:style-name="Source_20_Text">webui/kornpassorn-care-ui</text:span></text:p>
        </text:list-item>
        <text:list-item>
          <text:p text:style-name="P2">เริ่มทำ backend ที่เข้ากับระบบดูแลผู้สูงอายุ</text:p>
        </text:list-item>
      </text:list>
      <text:p text:style-name="Text_20_body">เดี๋ยวมาช่วยทั้ง 2 อย่างเลยครับ 👇</text:p>
      <text:p text:style-name="Horizontal_20_Line"/>
      <text:h text:style-name="Heading_20_2" text:outline-level="2">✅ 1. เปลี่ยนชื่อ <text:span text:style-name="Source_20_Text">ngx-admin</text:span> directory</text:h>
      <text:h text:style-name="Heading_20_3" text:outline-level="3">วิธีง่ายสุด:</text:h>
      <text:list text:style-name="L2">
        <text:list-item>
          <text:p text:style-name="P3">เปลี่ยนชื่อโฟลเดอร์ <text:span text:style-name="Source_20_Text">ngx-admin</text:span> → <text:span text:style-name="Source_20_Text">kornpassorn-care-ui</text:span></text:p>
        </text:list-item>
        <text:list-item>
          <text:p text:style-name="P3">ตรวจสอบว่าอยู่ในโฟลเดอร์ใหม่ แล้วสั่ง install dependencies และ serve:</text:p>
        </text:list-item>
      </text:list>
      <text:p text:style-name="Preformatted_20_Text"><text:span text:style-name="Source_20_Text">cd D:\PROJECT\kornpassorn-care\webui\kornpassorn-care-ui</text:span></text:p>
      <text:p text:style-name="Preformatted_20_Text"><text:span text:style-name="Source_20_Text">npm install</text:span></text:p>
      <text:p text:style-name="P1"><text:span text:style-name="Source_20_Text">npm start</text:span></text:p>
      <text:p text:style-name="Quotations"><text:span text:style-name="Strong_20_Emphasis">ไม่จำเป็นต้องเปลี่ยนชื่อใน Angular project files</text:span> (เช่น <text:span text:style-name="Source_20_Text">angular.json</text:span>) เว้นแต่คุณอยากเปลี่ยนชื่อ <text:span text:style-name="Strong_20_Emphasis">โปรเจกต์ภายใน Angular</text:span> ด้วย</text:p>
      <text:p text:style-name="Text_20_body">ถ้าอยากเปลี่ยนชื่อภายในจริง ๆ เช่นจาก <text:span text:style-name="Source_20_Text">ngx-admin</text:span> → <text:span text:style-name="Source_20_Text">kornpassorn-ui</text:span><text:line-break/>ต้องเปลี่ยนหลายไฟล์ เช่น:</text:p>
      <text:list text:style-name="L3">
        <text:list-item>
          <text:p text:style-name="P4"><text:span text:style-name="Source_20_Text">angular.json</text:span></text:p>
        </text:list-item>
        <text:list-item>
          <text:p text:style-name="P4"><text:span text:style-name="Source_20_Text">package.json</text:span></text:p>
        </text:list-item>
        <text:list-item>
          <text:p text:style-name="P4"><text:span text:style-name="Source_20_Text">tsconfig.*.json</text:span></text:p>
        </text:list-item>
      </text:list>
      <text:p text:style-name="Text_20_body">แต่สำหรับการใช้งานทั่วไป เปลี่ยนแค่ชื่อโฟลเดอร์ก็พอครับ ✅</text:p>
      <text:p text:style-name="Horizontal_20_Line"/>
      <text:h text:style-name="Heading_20_2" text:outline-level="2">🛠️ 2. สร้าง Backend – ใช้ Tech อะไรดี?</text:h>
      <text:p text:style-name="Text_20_body">เพราะเป็นระบบดูแลผู้สูงอายุ (ข้อมูลผู้ป่วย, ประวัติ, สถานะ ฯลฯ)<text:line-break/>ควรเลือก backend ที่:</text:p>
      <text:list text:style-name="L4">
        <text:list-item>
          <text:p text:style-name="P5">รองรับ REST API ได้ดี</text:p>
        </text:list-item>
        <text:list-item>
          <text:p text:style-name="P5">ต่อกับ DB ได้ง่าย</text:p>
        </text:list-item>
        <text:list-item>
          <text:p text:style-name="P5">ใช้งานร่วมกับ Angular สบาย</text:p>
        </text:list-item>
        <text:list-item>
          <text:p text:style-name="P5"><text:soft-page-break/>มี ecosystem ที่ดี (และฟรี)</text:p>
        </text:list-item>
      </text:list>
      <text:h text:style-name="Heading_20_3" text:outline-level="3">🔥 ตัวเลือกยอดนิยม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Backend</text:p>
            </table:table-cell>
            <table:table-cell table:style-name="Table1.A1" office:value-type="string">
              <text:p text:style-name="Table_20_Heading">จุดเด่น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Node.js + Express</text:span></text:p>
          </table:table-cell>
          <table:table-cell table:style-name="Table1.A1" office:value-type="string">
            <text:p text:style-name="Table_20_Contents">เบา, ง่าย, ต่อ MongoDB/Postgres ได้ดี</text:p>
          </table:table-cell>
        </table:table-row>
        <table:table-row>
          <table:table-cell table:style-name="Table1.A1" office:value-type="string">
            <text:p text:style-name="Table_20_Contents">NestJS</text:p>
          </table:table-cell>
          <table:table-cell table:style-name="Table1.A1" office:value-type="string">
            <text:p text:style-name="Table_20_Contents">เขียนด้วย TypeScript, เข้ากับ Angular มาก (เหมือนกันเป๊ะ)</text:p>
          </table:table-cell>
        </table:table-row>
        <table:table-row>
          <table:table-cell table:style-name="Table1.A1" office:value-type="string">
            <text:p text:style-name="Table_20_Contents">Django</text:p>
          </table:table-cell>
          <table:table-cell table:style-name="Table1.A1" office:value-type="string">
            <text:p text:style-name="Table_20_Contents">เขียนด้วย Python, มี admin และ ORM ให้เลย</text:p>
          </table:table-cell>
        </table:table-row>
        <table:table-row>
          <table:table-cell table:style-name="Table1.A1" office:value-type="string">
            <text:p text:style-name="Table_20_Contents">Spring Boot</text:p>
          </table:table-cell>
          <table:table-cell table:style-name="Table1.A1" office:value-type="string">
            <text:p text:style-name="Table_20_Contents">เขียนด้วย Java, แข็งแรง เหมาะกับ enterprise</text:p>
          </table:table-cell>
        </table:table-row>
        <table:table-row>
          <table:table-cell table:style-name="Table1.A1" office:value-type="string">
            <text:p text:style-name="Table_20_Contents">FastAPI</text:p>
          </table:table-cell>
          <table:table-cell table:style-name="Table1.A1" office:value-type="string">
            <text:p text:style-name="Table_20_Contents">Python, เร็วมาก ใช้ง่ายกว่า Django</text:p>
          </table:table-cell>
        </table:table-row>
      </table:table>
      <text:p text:style-name="Horizontal_20_Line"/>
      <text:h text:style-name="Heading_20_2" text:outline-level="2">✅ แนะนำเบื้องต้น: <text:span text:style-name="Source_20_Text">NestJS</text:span></text:h>
      <text:p text:style-name="Text_20_body">เพราะคุณใช้ Angular → โค้ด Angular และ NestJS คล้ายกันมาก (ใช้ TypeScript ทั้งคู่)</text:p>
      <text:h text:style-name="Heading_20_3" text:outline-level="3">วิธีสร้าง NestJS API (เบื้องต้น):</text:h>
      <text:p text:style-name="Preformatted_20_Text"><text:span text:style-name="Source_20_Text">npm i -g @nestjs/cli</text:span></text:p>
      <text:p text:style-name="P1"><text:span text:style-name="Source_20_Text">nest new backend</text:span></text:p>
      <text:p text:style-name="Quotations">จะได้โปรเจกต์ใหม่ใน <text:span text:style-name="Source_20_Text">D:\PROJECT\kornpassorn-care\backend\</text:span></text:p>
      <text:p text:style-name="Text_20_body">โครงสร้างจะเป็นแบบนี้:</text:p>
      <text:p text:style-name="Preformatted_20_Text"><text:span text:style-name="Source_20_Text">D:\PROJECT\kornpassorn-care\</text:span></text:p>
      <text:p text:style-name="Preformatted_20_Text"><text:span text:style-name="Source_20_Text">├── backend\ <text:s text:c="16"/>← NestJS backend API</text:span></text:p>
      <text:p text:style-name="Preformatted_20_Text"><text:span text:style-name="Source_20_Text">├── webui\</text:span></text:p>
      <text:p text:style-name="P1"><text:span text:style-name="Source_20_Text">│ <text:s text:c="2"/>└── kornpassorn-care-ui <text:s/>← Angular frontend</text:span></text:p>
      <text:p text:style-name="Text_20_body">แล้วคุณสามารถสร้าง API เช่น <text:span text:style-name="Source_20_Text">/patients</text:span>, <text:span text:style-name="Source_20_Text">/records</text:span> ไว้ให้ frontend Angular เรียกได้เลย</text:p>
      <text:p text:style-name="Horizontal_20_Line"/>
      <text:h text:style-name="Heading_20_2" text:outline-level="2">🎯 สรุปแนะนำ</text:h>
      <text:list text:style-name="L5">
        <text:list-item>
          <text:p text:style-name="P6">✅ เปลี่ยนชื่อโฟลเดอร์ <text:span text:style-name="Source_20_Text">ngx-admin</text:span> เป็น <text:span text:style-name="Source_20_Text">kornpassorn-care-ui</text:span> ได้เลย</text:p>
        </text:list-item>
        <text:list-item>
          <text:p text:style-name="P6">✅ สร้าง backend ด้วย NestJS เพื่อความสอดคล้องกับ Angular</text:p>
        </text:list-item>
        <text:list-item>
          <text:p text:style-name="P6">✅ ใช้ <text:span text:style-name="Source_20_Text">PostgreSQL</text:span> หรือ <text:span text:style-name="Source_20_Text">MongoDB</text:span> ก็ได้ ขึ้นกับความถนัด</text:p>
        </text:list-item>
      </text:list>
      <text:p text:style-name="Horizontal_20_Line"/>
      <text:p text:style-name="Text_20_body">ถ้าคุณต้องการให้ช่วย:</text:p>
      <text:list text:style-name="L6">
        <text:list-item>
          <text:p text:style-name="P7">สร้าง backend (เช่น NestJS + patients API)</text:p>
        </text:list-item>
        <text:list-item>
          <text:p text:style-name="P7">เชื่อม frontend Angular กับ backend</text:p>
        </text:list-item>
        <text:list-item>
          <text:p text:style-name="P7">สร้างฐานข้อมูลพร้อม schema</text:p>
        </text:list-item>
      </text:list>
      <text:p text:style-name="Text_20_body"><text:soft-page-break/>บอกได้เลย ผมสามารถเขียน starter project ให้คุณเริ่มได้ทันทีครับ 🚀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23:34:39.908540900</meta:creation-date>
    <dc:date>2025-06-18T23:37:24.572499400</dc:date>
    <meta:editing-duration>PT2M43S</meta:editing-duration>
    <meta:editing-cycles>3</meta:editing-cycles>
    <meta:generator>LibreOffice/25.2.4.3$Windows_X86_64 LibreOffice_project/33e196637044ead23f5c3226cde09b47731f7e27</meta:generator>
    <meta:document-statistic meta:table-count="1" meta:image-count="0" meta:object-count="0" meta:page-count="3" meta:paragraph-count="61" meta:word-count="982" meta:character-count="1977" meta:non-whitespace-character-count="1785"/>
  </office:meta>
</office:document-meta>
</file>